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94cm"/>
    </style:style>
    <style:style style:name="gr6" style:family="graphic" style:parent-style-name="standard">
      <style:graphic-properties draw:stroke="dash" draw:stroke-dash="Fine_20_Dashed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875cm" svg:height="13.335cm" svg:x="2.905cm" svg:y="3.54cm">
          <text:p/>
        </draw:rect>
        <draw:rect draw:style-name="gr1" draw:text-style-name="P1" draw:layer="layout" svg:width="4.445cm" svg:height="7.62cm" svg:x="3.54cm" svg:y="5.445cm">
          <text:p/>
        </draw:rect>
        <draw:frame draw:style-name="gr2" draw:layer="layout" svg:width="8.638cm" svg:height="1.675cm" svg:x="2.905cm" svg:y="3.54cm">
          <draw:text-box>
            <text:p>Laptop or Desktop Computer</text:p>
            <text:p>Windows XP or Vista</text:p>
          </draw:text-box>
        </draw:frame>
        <draw:rect draw:style-name="gr3" draw:text-style-name="P1" draw:layer="layout" svg:width="3.175cm" svg:height="1.905cm" svg:x="13.7cm" svg:y="5.445cm">
          <text:p text:style-name="P1">Adobe<text:line-break/>Acrobat</text:p>
        </draw:rect>
        <draw:rect draw:style-name="gr3" draw:text-style-name="P1" draw:layer="layout" svg:width="3.175cm" svg:height="1.905cm" svg:x="14.97cm" svg:y="7.985cm">
          <text:p text:style-name="P1">Other<text:line-break/>Program</text:p>
        </draw:rect>
        <draw:rect draw:style-name="gr3" draw:text-style-name="P1" draw:layer="layout" svg:width="3.175cm" svg:height="1.905cm" svg:x="14.97cm" svg:y="10.525cm">
          <text:p text:style-name="P1">Other<text:line-break/>Program</text:p>
        </draw:rect>
        <draw:frame draw:style-name="gr2" draw:layer="layout" svg:width="4.329cm" svg:height="2.387cm" svg:x="3.54cm" svg:y="5.445cm">
          <draw:text-box>
            <text:p>VMware</text:p>
            <text:p>Virtual Server</text:p>
            <text:p>Linux</text:p>
          </draw:text-box>
        </draw:frame>
        <draw:rect draw:style-name="gr1" draw:text-style-name="P1" draw:layer="layout" svg:width="4.445cm" svg:height="7.62cm" svg:x="8.62cm" svg:y="5.445cm">
          <text:p/>
        </draw:rect>
        <draw:frame draw:style-name="gr2" draw:layer="layout" svg:width="4.329cm" svg:height="2.387cm" svg:x="8.736cm" svg:y="5.445cm">
          <draw:text-box>
            <text:p>VMware</text:p>
            <text:p>Virtual Server</text:p>
            <text:p>Linux</text:p>
          </draw:text-box>
        </draw:frame>
        <draw:rect draw:style-name="gr3" draw:text-style-name="P1" draw:layer="layout" svg:width="3.175cm" svg:height="1.905cm" svg:x="4.175cm" svg:y="7.985cm">
          <text:p text:style-name="P1">Oracle<text:line-break/>Database</text:p>
        </draw:rect>
        <draw:rect draw:style-name="gr3" draw:text-style-name="P1" draw:layer="layout" svg:width="3.175cm" svg:height="1.905cm" svg:x="9.255cm" svg:y="7.985cm">
          <text:p text:style-name="P1">Oracle<text:line-break/>Database</text:p>
        </draw:rect>
        <draw:rect draw:style-name="gr3" draw:text-style-name="P1" draw:layer="layout" svg:width="3.175cm" svg:height="1.905cm" svg:x="4.175cm" svg:y="10.525cm">
          <text:p text:style-name="P1">Other <text:line-break/>Program</text:p>
        </draw:rect>
        <draw:rect draw:style-name="gr3" draw:text-style-name="P1" draw:layer="layout" svg:width="3.175cm" svg:height="1.905cm" svg:x="9.255cm" svg:y="10.525cm">
          <text:p text:style-name="P1">Other <text:line-break/>Program</text:p>
        </draw:rect>
        <draw:custom-shape draw:style-name="gr4" draw:text-style-name="P1" draw:layer="layout" svg:width="1.905cm" svg:height="1.905cm" svg:x="14.335cm" svg:y="14.335cm">
          <text:p text:style-name="P1">PDF<text:line-break/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3.81cm" svg:height="1.905cm" svg:x="6.715cm" svg:y="14.3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layer="layout" svg:width="3.694cm" svg:height="1.675cm" svg:x="6.831cm" svg:y="14.488cm">
          <draw:text-box>
            <text:p>Virtual</text:p>
            <text:p>Shared HD</text:p>
          </draw:text-box>
        </draw:frame>
        <draw:custom-shape draw:style-name="gr4" draw:text-style-name="P1" draw:layer="layout" svg:width="2.54cm" svg:height="1.905cm" svg:x="3.54cm" svg:y="14.3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layer="layout" svg:width="2.424cm" svg:height="1.675cm" svg:x="3.656cm" svg:y="14.488cm">
          <draw:text-box>
            <text:p>Virtual</text:p>
            <text:p>HD</text:p>
          </draw:text-box>
        </draw:frame>
        <draw:custom-shape draw:style-name="gr4" draw:text-style-name="P1" draw:layer="layout" svg:width="2.54cm" svg:height="1.905cm" svg:x="11.16cm" svg:y="14.3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layer="layout" svg:width="2.424cm" svg:height="1.675cm" svg:x="11.276cm" svg:y="14.488cm">
          <draw:text-box>
            <text:p>Virtual</text:p>
            <text:p>HD</text:p>
          </draw:text-box>
        </draw:frame>
        <draw:frame draw:style-name="gr2" draw:text-style-name="P1" draw:layer="layout" svg:width="3.283cm" svg:height="2.387cm" draw:transform="rotate (-1.57079632679579) translate (18.78cm 13.7cm)">
          <draw:text-box>
            <text:p text:style-name="P1">Physical</text:p>
            <text:p text:style-name="P1">Hard Disk</text:p>
            <text:p text:style-name="P1">NTFS</text:p>
          </draw:text-box>
        </draw:frame>
        <draw:line draw:style-name="gr6" draw:text-style-name="P1" draw:layer="layout" svg:x1="2.905cm" svg:y1="13.7cm" svg:x2="18.78cm" svg:y2="13.7cm">
          <text:p/>
        </draw:line>
        <draw:line draw:style-name="gr7" draw:text-style-name="P1" draw:layer="layout" svg:x1="6.715cm" svg:y1="13.065cm" svg:x2="5.445cm" svg:y2="14.335cm">
          <text:p/>
        </draw:line>
        <draw:line draw:style-name="gr7" draw:text-style-name="P1" draw:layer="layout" svg:x1="6.715cm" svg:y1="13.065cm" svg:x2="8.62cm" svg:y2="14.335cm">
          <text:p/>
        </draw:line>
        <draw:line draw:style-name="gr7" draw:text-style-name="P1" draw:layer="layout" svg:x1="10.525cm" svg:y1="13.065cm" svg:x2="8.62cm" svg:y2="14.335cm">
          <text:p/>
        </draw:line>
        <draw:line draw:style-name="gr7" draw:text-style-name="P1" draw:layer="layout" svg:x1="10.525cm" svg:y1="13.065cm" svg:x2="11.795cm" svg:y2="14.335cm">
          <text:p/>
        </draw:line>
        <draw:line draw:style-name="gr7" draw:text-style-name="P1" draw:layer="layout" svg:x1="14.63cm" svg:y1="7.35cm" svg:x2="14.63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remy Schneider</meta:initial-creator>
    <meta:creation-date>2011-04-29T12:52:14.72</meta:creation-date>
    <dc:date>2011-04-29T13:30:14.17</dc:date>
    <dc:creator>Jeremy Schneider</dc:creator>
    <meta:editing-duration>PT22M48S</meta:editing-duration>
    <meta:editing-cycles>2</meta:editing-cycles>
    <meta:generator>OpenOffice.org/3.3$Win32 OpenOffice.org_project/330m20$Build-9567</meta:generator>
    <meta:document-statistic meta:object-count="27"/>
  </office:meta>
</office:document-meta>
</file>